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faac" officeooo:paragraph-rsid="0018faac"/>
    </style:style>
    <style:style style:name="P2" style:family="paragraph" style:parent-style-name="Standard">
      <style:text-properties officeooo:rsid="001a85b7" officeooo:paragraph-rsid="001a85b7"/>
    </style:style>
    <style:style style:name="P3" style:family="paragraph" style:parent-style-name="Standard">
      <style:text-properties fo:font-weight="bold" officeooo:rsid="001a85b7" officeooo:paragraph-rsid="001a85b7" style:font-weight-asian="bold" style:font-weight-complex="bold"/>
    </style:style>
    <style:style style:name="P4" style:family="paragraph" style:parent-style-name="Standard">
      <style:text-properties fo:font-weight="bold" officeooo:rsid="001a85b7" officeooo:paragraph-rsid="001b93cb" style:font-weight-asian="bold" style:font-weight-complex="bold"/>
    </style:style>
    <style:style style:name="P5" style:family="paragraph" style:parent-style-name="Standard">
      <style:text-properties fo:font-weight="bold" officeooo:rsid="001a85b7" officeooo:paragraph-rsid="001c8178" style:font-weight-asian="bold" style:font-weight-complex="bold"/>
    </style:style>
    <style:style style:name="P6" style:family="paragraph" style:parent-style-name="Standard">
      <style:text-properties fo:font-weight="bold" officeooo:rsid="001c157e" officeooo:paragraph-rsid="001c157e" style:font-weight-asian="bold" style:font-weight-complex="bold"/>
    </style:style>
    <style:style style:name="P7" style:family="paragraph" style:parent-style-name="Standard">
      <style:text-properties fo:font-weight="bold" officeooo:paragraph-rsid="001c157e"/>
    </style:style>
    <style:style style:name="P8" style:family="paragraph" style:parent-style-name="Standard">
      <style:text-properties fo:font-weight="bold" officeooo:paragraph-rsid="001c8178"/>
    </style:style>
    <style:style style:name="P9" style:family="paragraph" style:parent-style-name="Standard">
      <style:paragraph-properties style:line-height-at-least="0.503cm"/>
      <style:text-properties fo:color="#f6f6f4" style:font-name="Droid Sans Mono" fo:font-size="10.5pt" fo:font-weight="normal" fo:background-color="#282a36"/>
    </style:style>
    <style:style style:name="P10" style:family="paragraph" style:parent-style-name="Standard">
      <style:text-properties fo:color="#f6f6f4" style:font-name="Droid Sans Mono" fo:font-size="10.5pt" fo:font-weight="normal" officeooo:rsid="001a85b7" officeooo:paragraph-rsid="001b93cb" fo:background-color="#282a36" style:font-weight-asian="bold" style:font-weight-complex="bold"/>
    </style:style>
    <style:style style:name="P11" style:family="paragraph" style:parent-style-name="Standard">
      <style:text-properties fo:color="#f6f6f4" style:font-name="Droid Sans Mono" fo:font-size="10.5pt" fo:font-weight="normal" officeooo:rsid="001a85b7" officeooo:paragraph-rsid="001c8178" fo:background-color="#282a36" style:font-weight-asian="bold" style:font-weight-complex="bold"/>
    </style:style>
    <style:style style:name="P12" style:family="paragraph" style:parent-style-name="Standard">
      <style:text-properties fo:color="#000000" fo:font-weight="bold" officeooo:rsid="001a85b7" officeooo:paragraph-rsid="001c8178" fo:background-color="transparent" style:font-weight-asian="bold" style:font-weight-complex="bold"/>
    </style:style>
    <style:style style:name="P13" style:family="paragraph" style:parent-style-name="Standard">
      <style:text-properties fo:color="#000000" style:font-name="Droid Sans Mono" fo:font-size="10.5pt" fo:font-weight="normal" officeooo:rsid="001a85b7" officeooo:paragraph-rsid="001c8178" fo:background-color="transparent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T1" style:family="text">
      <style:text-properties officeooo:rsid="001b93cb"/>
    </style:style>
    <style:style style:name="T2" style:family="text">
      <style:text-properties fo:color="#f6f6f4" style:font-name="Droid Sans Mono" fo:font-size="10.5pt" fo:font-weight="normal" fo:background-color="#282a36" loext:char-shading-value="0"/>
    </style:style>
    <style:style style:name="T3" style:family="text">
      <style:text-properties officeooo:rsid="001c157e" style:font-weight-asian="bold" style:font-weight-complex="bold"/>
    </style:style>
    <style:style style:name="T4" style:family="text">
      <style:text-properties officeooo:rsid="001a85b7" style:font-weight-asian="bold" style:font-weight-complex="bold"/>
    </style:style>
    <style:style style:name="T5" style:family="text">
      <style:text-properties officeooo:rsid="001c8178" style:font-weight-asian="bold" style:font-weight-complex="bold"/>
    </style:style>
    <style:style style:name="T6" style:family="text">
      <style:text-properties fo:color="#f286c4"/>
    </style:style>
    <style:style style:name="T7" style:family="text">
      <style:text-properties fo:color="#62e884"/>
    </style:style>
    <style:style style:name="T8" style:family="text">
      <style:text-properties fo:color="#ffb86c" fo:font-style="italic"/>
    </style:style>
    <style:style style:name="T9" style:family="text">
      <style:text-properties fo:color="#dee492"/>
    </style:style>
    <style:style style:name="T10" style:family="text">
      <style:text-properties fo:color="#e7ee98"/>
    </style:style>
    <style:style style:name="T11" style:family="text">
      <style:text-properties fo:color="#bf9eee"/>
    </style:style>
    <style:style style:name="T12" style:family="text">
      <style:text-properties fo:color="#bf9eee" fo:font-style="italic"/>
    </style:style>
    <style:style style:name="T13" style:family="text">
      <style:text-properties officeooo:rsid="001c8178"/>
    </style:style>
    <style:style style:name="T14" style:family="text">
      <style:text-properties fo:color="#7b7f8b" style:font-name="Droid Sans Mono" fo:font-size="10.5pt" fo:font-weight="normal" fo:background-color="#282a36" loext:char-shading-value="0"/>
    </style:style>
    <style:style style:name="T15" style:family="text">
      <style:text-properties fo:color="#7b7f8b" style:font-name="Droid Sans Mono" fo:font-size="10.5pt" fo:font-weight="normal" fo:background-color="transparent" loext:char-shading-value="0"/>
    </style:style>
    <style:style style:name="T16" style:family="text">
      <style:text-properties fo:color="#7b7f8b" style:font-name="Droid Sans Mono" fo:font-size="10.5pt" fo:font-weight="normal" fo:background-color="transparent" loext:char-shading-value="0"/>
    </style:style>
    <style:style style:name="T17" style:family="text">
      <style:text-properties fo:color="#000000" style:font-name="Droid Sans Mono" fo:font-size="10.5pt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LA 10: <text:span text:style-name="T1">v-onc v-html</text:span></text:p>
      <text:p text:style-name="P3"/>
      <text:p text:style-name="P1">DIRETIVA V-ONCE, MOSTRA A VARIÁVEL APENAS UMA VEZ, A PARTIR DAI A VARIÁVEL TORNA-SE IMUTÁVEL.</text:p>
      <text:p text:style-name="P1"/>
      <text:p text:style-name="P2">DIRETIVA V-HTML, COMPILA UMA VARIÁVEL COM VALOR HTML, PARA ASSIM MOSTRAR O HTML ATRAVÉS DO VUEJS</text:p>
      <text:p text:style-name="P2"/>
      <text:p text:style-name="P4">AULA 1<text:span text:style-name="T1">1</text:span>: <text:span text:style-name="T1">trabalhando com filtro</text:span></text:p>
      <text:p text:style-name="P4"/>
      <text:p text:style-name="P7"><text:span text:style-name="T3">a propriedade </text:span><text:span text:style-name="T2">filters</text:span></text:p>
      <text:p text:style-name="P6">do Vuejs</text:p>
      <text:p text:style-name="P4"/>
      <text:p text:style-name="P10">filters<text:span text:style-name="T6">:</text:span>{</text:p>
      <text:p text:style-name="P9"><text:span text:style-name="T7">TrataValor</text:span><text:span text:style-name="T6">:</text:span> <text:span text:style-name="T6">function</text:span>(<text:span text:style-name="T8">valor</text:span>) {</text:p>
      <text:p text:style-name="P9"><text:span text:style-name="T6">return</text:span> (<text:span text:style-name="T9">'</text:span><text:span text:style-name="T10">R$: </text:span><text:span text:style-name="T9">'</text:span><text:span text:style-name="T6">+</text:span>(<text:span text:style-name="T8">valor</text:span>).<text:span text:style-name="T7">toFixed</text:span>(<text:span text:style-name="T11">2</text:span>)).<text:span text:style-name="T7">replace</text:span>(<text:span text:style-name="T9">'</text:span><text:span text:style-name="T10">.</text:span><text:span text:style-name="T9">'</text:span>,<text:span text:style-name="T9">'</text:span><text:span text:style-name="T10">,</text:span><text:span text:style-name="T9">'</text:span>);</text:p>
      <text:p text:style-name="P9">}</text:p>
      <text:p text:style-name="P4"/>
      <text:p text:style-name="P4"/>
      <text:p text:style-name="P10">&lt;<text:span text:style-name="T6">p</text:span>&gt;{{23.983475235 | TrataValor}} &lt;/<text:span text:style-name="T6">p</text:span>&gt; </text:p>
      <text:p text:style-name="P4"/>
      <text:p text:style-name="P8"><text:span text:style-name="T4">AULA 1</text:span><text:span text:style-name="T5">2</text:span><text:span text:style-name="T4">: </text:span><text:span text:style-name="T17">COMPUTED X METHOD</text:span></text:p>
      <text:p text:style-name="P12"/>
      <text:p text:style-name="P13">Vamos agora ver os métodos trabalhados, que são semelhanes ao metodos que já estudamos anteriormente.</text:p>
      <text:p text:style-name="P14">bom vamos utiliza-los atravéz de uma lista e vamos reutilizar os dados que já criamos</text:p>
      <text:p text:style-name="P14">também adicionamos outro dado, o valor, onde ao chamarmos no li, vamos usar o filter tratavalor para trata-lo.</text:p>
      <text:p text:style-name="P5"/>
      <text:p text:style-name="P11">methods<text:span text:style-name="T6">:</text:span>{</text:p>
      <text:p text:style-name="P9"><text:span text:style-name="T7">totalValorMetodo</text:span><text:span text:style-name="T6">:</text:span> <text:span text:style-name="T6">function</text:span>(){</text:p>
      <text:p text:style-name="P9"><text:span text:style-name="T12">this</text:span>.contaMethods<text:span text:style-name="T6">++</text:span>;</text:p>
      <text:p text:style-name="P9"><text:span text:style-name="T6">var</text:span> total <text:span text:style-name="T6">=</text:span> <text:span text:style-name="T11">0</text:span>;</text:p>
      <text:p text:style-name="P9"><text:span text:style-name="T6">for</text:span>(item <text:span text:style-name="T6">of</text:span> <text:span text:style-name="T12">this</text:span>.registros){</text:p>
      <text:p text:style-name="P9">total <text:span text:style-name="T6">+=</text:span> item.valor;</text:p>
      <text:p text:style-name="P9">}</text:p>
      <text:p text:style-name="P9"><text:span text:style-name="T6">return</text:span> total;</text:p>
      <text:p text:style-name="P9">}</text:p>
      <text:p text:style-name="P9">}, </text:p>
      <text:p text:style-name="P9">computed<text:span text:style-name="T6">:</text:span>{</text:p>
      <text:p text:style-name="P9"><text:span text:style-name="T7">totalValorComputado</text:span><text:span text:style-name="T6">:</text:span> <text:span text:style-name="T6">function</text:span>(){</text:p>
      <text:p text:style-name="P9"><text:span text:style-name="T12">this</text:span>.contaComputed<text:span text:style-name="T6">++</text:span>;</text:p>
      <text:p text:style-name="P9"><text:span text:style-name="T6">var</text:span> total <text:span text:style-name="T6">=</text:span> <text:span text:style-name="T11">0</text:span>;</text:p>
      <text:p text:style-name="P9"><text:span text:style-name="T6">for</text:span>(item <text:span text:style-name="T6">of</text:span> <text:span text:style-name="T12">this</text:span>.registros){</text:p>
      <text:p text:style-name="P9">total <text:span text:style-name="T6">+=</text:span> item.valor;</text:p>
      <text:p text:style-name="P9">}</text:p>
      <text:p text:style-name="P9"><text:span text:style-name="T6">return</text:span> total;</text:p>
      <text:p text:style-name="P9">}</text:p>
      <text:p text:style-name="P9">}</text:p>
      <text:p text:style-name="P9">})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5:50:50.484942000</meta:creation-date>
    <dc:date>2020-05-07T17:26:47.066460545</dc:date>
    <meta:editing-duration>PT1H25M5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49" meta:character-count="1003" meta:non-whitespace-character-count="888"/>
  </office:meta>
</office:document-meta>
</file>